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c4f176"/>
    </style:style>
    <style:style style:name="T51" style:family="text">
      <style:text-properties officeooo:rsid="03b4652d"/>
    </style:style>
    <style:style style:name="T52" style:family="text">
      <style:text-properties officeooo:rsid="0473a949"/>
    </style:style>
    <style:style style:name="T53" style:family="text">
      <style:text-properties officeooo:rsid="0387836c"/>
    </style:style>
    <style:style style:name="T54" style:family="text">
      <style:text-properties officeooo:rsid="023c6ef8"/>
    </style:style>
    <style:style style:name="T55" style:family="text">
      <style:text-properties officeooo:rsid="023d86f1"/>
    </style:style>
    <style:style style:name="T56" style:family="text">
      <style:text-properties officeooo:rsid="023e4245"/>
    </style:style>
    <style:style style:name="T57" style:family="text">
      <style:text-properties style:font-name="EB Garamond 12 All SC"/>
    </style:style>
    <style:style style:name="T58" style:family="text">
      <style:text-properties style:font-name="EB Garamond 12 All SC" officeooo:rsid="03106751"/>
    </style:style>
    <style:style style:name="T59" style:family="text">
      <style:text-properties style:font-name="EB Garamond 12 All SC" officeooo:rsid="0450b646"/>
    </style:style>
    <style:style style:name="T60" style:family="text">
      <style:text-properties style:font-name="EB Garamond 12 All SC" officeooo:rsid="04665b4d"/>
    </style:style>
    <style:style style:name="T61" style:family="text">
      <style:text-properties officeooo:rsid="02f83ef8"/>
    </style:style>
    <style:style style:name="T62" style:family="text">
      <style:text-properties officeooo:rsid="030feb5b"/>
    </style:style>
    <style:style style:name="T63" style:family="text">
      <style:text-properties officeooo:rsid="03106751"/>
    </style:style>
    <style:style style:name="T64" style:family="text">
      <style:text-properties officeooo:rsid="031f6f79"/>
    </style:style>
    <style:style style:name="T65" style:family="text">
      <style:text-properties officeooo:rsid="0303035b"/>
    </style:style>
    <style:style style:name="T66" style:family="text">
      <style:text-properties officeooo:rsid="01dff054"/>
    </style:style>
    <style:style style:name="T67" style:family="text">
      <style:text-properties officeooo:rsid="037ed729"/>
    </style:style>
    <style:style style:name="T68" style:family="text">
      <style:text-properties officeooo:rsid="043d7ddb"/>
    </style:style>
    <style:style style:name="T69" style:family="text">
      <style:text-properties officeooo:rsid="043e4192"/>
    </style:style>
    <style:style style:name="T70" style:family="text">
      <style:text-properties officeooo:rsid="044301de"/>
    </style:style>
    <style:style style:name="T71" style:family="text">
      <style:text-properties officeooo:rsid="0450b646"/>
    </style:style>
    <style:style style:name="T72" style:family="text">
      <style:text-properties officeooo:rsid="045cf227"/>
    </style:style>
    <style:style style:name="T73" style:family="text">
      <style:text-properties officeooo:rsid="046131e9"/>
    </style:style>
    <style:style style:name="T74" style:family="text">
      <style:text-properties officeooo:rsid="04665b4d"/>
    </style:style>
    <style:style style:name="T75" style:family="text">
      <style:text-properties officeooo:rsid="0468b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50">Esser-</text:span>Skala, 20<text:span text:style-name="T63">20</text:span></text:p>
      <text:p text:style-name="P21"/>
      <text:p text:style-name="P21"/>
      <text:p text:style-name="P12">© 20<text:span text:style-name="T63">20</text:span> by Wolfgang <text:span text:style-name="T50">Esser-</text:span>Skala. This edition is licensed under the Creative Commons Attribution<text:span text:style-name="T48">-NonCommercial-ShareAlike</text:span> 4.0 International License. To view a copy of this license, visit http://creativecommons.org/licenses/by<text:span text:style-name="T49">-nc-sa</text:span>/4.0/. </text:p>
      <text:p text:style-name="P11"/>
      <text:p text:style-name="P13">Music engraving by LilyPond 2.18.0 (http://www.lilypond.org).<text:span text:style-name="T47"><text:line-break/>Front matter</text:span> typeset with EB Garamond (http://www.georgduffner.at/ebgaramond).</text:p>
      <text:p text:style-name="P21"/>
      <text:p text:style-name="P10">First <text:span text:style-name="T50">version</text:span>, <text:span text:style-name="T68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6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4">https://digital.staatsbibliothek-berlin.de/werkansicht/?PPN=PPN102370644x<text:line-break/><text:tab/></text:span>(siglum<text:span text:style-name="T52"> </text:span>Mus.<text:span text:style-name="T54">ms. 21401</text:span>)</text:p>
      <text:p text:style-name="P2"/>
      <text:p text:style-name="P7">In general, this edition closely follows the <text:span text:style-name="T53">manuscript. </text:span>Any<text:span text:style-name="T61"> </text:span>changes <text:span text:style-name="T4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65">A, alto; B, basso; fag, bassoon; </text:span>Ms, manuscript;<text:span text:style-name="T54"> ob, oboe; </text:span>org, organ; <text:span text:style-name="T66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67"> (bars in parentheses)</text:span>:<text:span text:style-name="T70"> 1.1, 1.3, 1.4 (14 to 16, 26), 1.5 (9), 1.6 (2 to 7), 2.1, 2.3 (4, 5, 12 to 19, 25, 29, 30, 51 to 60), 2.4 (4), 2.6, 3.1, 3.2 (17 to 23, 26), 3.3 (1, 6, 8, 29), 3.4 (12 to 15, 20).</text:span> <text:span text:style-name="T64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2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51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58">e</text:span><text:span text:style-name="T57"> r s t e <text:s text:c="2"/>b e t r a c h t u n g</text:span></text:p>
      <text:p text:style-name="P14"/>
      <text:p text:style-name="P28">1<text:span text:style-name="T56">.1</text:span><text:tab/>Choral: <text:tab/><text:span text:style-name="T63">Jeſu, Deine Paßion<text:tab/>3</text:span><text:line-break/><text:line-break/><text:span text:style-name="T55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69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59">z w e y t e</text:span><text:span text:style-name="T57"> <text:s text:c="2"/>b e t r a c h t u n g</text:span></text:p>
      <text:p text:style-name="P15"/>
      <text:p text:style-name="P29"><text:span text:style-name="T71">2.1</text:span><text:tab/>Choral:<text:span text:style-name="T71"><text:tab/>Judas, der Verräther, küßt<text:tab/>1</text:span><text:span text:style-name="T20"><text:line-break/><text:line-break/></text:span><text:span text:style-name="T71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71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72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73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60">d r i t t e</text:span><text:span text:style-name="T57"> <text:s text:c="2"/>b e t r a c h t u n g</text:span></text:p>
      <text:p text:style-name="P16"/>
      <text:p text:style-name="P30"><text:span text:style-name="T74">3.1</text:span><text:tab/>Choral:<text:span text:style-name="T74"><text:tab/>Jeſu, der du wollen büßen<text:tab/>1</text:span><text:span text:style-name="T29"><text:line-break/><text:line-break/></text:span><text:span text:style-name="T74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74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75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75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75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75">&amp;</text:span><text:span text:style-name="T31"><text:tab/></text:span><text:span text:style-name="T37">was</text:span><text:span text:style-name="T31"> ſpeyt man ihm<text:line-break/></text:span><text:span text:style-name="T75">Basſo</text:span><text:span text:style-name="T31"><text:tab/>ins heilge Angeſicht!</text:span></text:p>
      <text:p text:style-name="P42"/>
      <text:p text:style-name="P42"/>
      <text:p text:style-name="P43"><text:span text:style-name="T75">3</text:span>.3<text:tab/>Duetto:<text:tab/>Wehe dir verruchten Volcke<text:tab/>1<text:span text:style-name="T5"><text:line-break/><text:line-break/></text:span><text:span text:style-name="T75">Tenore</text:span><text:span text:style-name="T31"><text:tab/></text:span><text:span text:style-name="T5">Wehe dir verruchten Volcke,</text:span><text:span text:style-name="T31"><text:line-break/></text:span><text:span text:style-name="T75">&amp;</text:span><text:span text:style-name="T31"><text:tab/></text:span><text:span text:style-name="T5">wenn er auf dem Thron der Wolcke</text:span><text:span text:style-name="T31"><text:line-break/></text:span><text:span text:style-name="T75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3"/>
      <text:p text:style-name="P43"/>
      <text:p text:style-name="P44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4"/>
      <text:p text:style-name="P44"/>
      <text:p text:style-name="P45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2T22:04:40.694021978</dc:date>
    <dc:creator>Wolfgang Skala</dc:creator>
    <meta:editing-duration>P11DT1H57M7S</meta:editing-duration>
    <meta:editing-cycles>1019</meta:editing-cycles>
    <meta:generator>LibreOffice/4.2.8.2$Linux_X86_64 LibreOffice_project/420m0$Build-2</meta:generator>
    <meta:document-statistic meta:table-count="0" meta:image-count="1" meta:object-count="0" meta:page-count="7" meta:paragraph-count="34" meta:word-count="1553" meta:character-count="9227" meta:non-whitespace-character-count="7502"/>
  </office:meta>
</office:document-meta>
</file>